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  <style:text-properties fo:color="#000000" loext:opacity="100%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fo:font-size="16pt" fo:letter-spacing="normal" fo:font-style="normal" fo:font-weight="normal" style:font-size-asian="16pt" style:font-style-asian="normal" style:font-weight-asian="normal" style:font-size-complex="16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fo:font-size="16pt" fo:letter-spacing="normal" fo:font-style="normal" fo:font-weight="normal" officeooo:rsid="000a1d70" officeooo:paragraph-rsid="000a1d70" style:font-size-asian="16pt" style:font-style-asian="normal" style:font-weight-asian="normal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Footer">
      <style:text-properties officeooo:rsid="001c3436" officeooo:paragraph-rsid="001c3436"/>
    </style:style>
    <style:style style:name="P12" style:family="paragraph" style:parent-style-name="Heading_20_1" style:list-style-name="WWNum1">
      <style:paragraph-properties fo:margin-left="0cm" fo:margin-right="0cm" fo:text-align="center" style:justify-single-word="false" fo:text-indent="0cm" style:auto-text-indent="false" style:writing-mode="lr-tb"/>
    </style:style>
    <style:style style:name="P13" style:family="paragraph" style:parent-style-name="Heading_20_2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14" style:family="paragraph" style:parent-style-name="Standard">
      <style:paragraph-properties fo:text-align="start" style:justify-single-word="false"/>
      <style:text-properties style:font-name="Liberation Serif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1ad9ab"/>
    </style:style>
    <style:style style:name="T1" style:family="text">
      <style:text-properties fo:font-variant="normal" fo:text-transform="none" fo:color="#000000" loext:opacity="100%" fo:font-size="16pt" fo:letter-spacing="normal" fo:font-style="normal" fo:font-weight="normal" style:font-size-asian="16pt" style:font-style-asian="normal" style:font-weight-asian="normal" style:font-size-complex="16pt"/>
    </style:style>
    <style:style style:name="T2" style:family="text">
      <style:text-properties fo:font-variant="normal" fo:text-transform="none" fo:color="#000000" loext:opacity="100%" fo:font-size="16pt" fo:letter-spacing="normal" fo:font-style="normal" fo:font-weight="normal" officeooo:rsid="000a1d70" style:font-size-asian="16pt" style:font-style-asian="normal" style:font-weight-asian="normal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style:font-name="Liberation Serif"/>
    </style:style>
    <style:style style:name="T5" style:family="text">
      <style:text-properties officeooo:rsid="001971b9"/>
    </style:style>
    <style:style style:name="T6" style:family="text">
      <style:text-properties officeooo:rsid="001ad9a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3782305" text:style-name="WWNum1">
        <text:list-item>
          <text:h text:style-name="P12" text:outline-level="1"><text:bookmark-start text:name="__RefHeading___Toc586_3011462142"/>agregadores o lectores de RSS <text:s/><text:bookmark-end text:name="__RefHeading___Toc586_3011462142"/></text:h>
        </text:list-item>
      </text:list>
      <text:p text:style-name="P5">DAW1</text:p>
      <text:p text:style-name="P5">IES LOS SAUCES </text:p>
      <text:p text:style-name="P6">Lenguaje de Marcas</text:p>
      <text:p text:style-name="P5">Santiago González Vicente</text:p>
      <text:p text:style-name="P1"><text:span text:style-name="T1">1</text:span><text:span text:style-name="T2">8</text:span><text:span text:style-name="T1">/1/2024</text:span><text:span text:style-name="T3"> </text:span>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a xlink:type="simple" xlink:href="#__RefHeading___Toc651_1053000335" text:style-name="Index_20_Link" text:visited-style-name="Index_20_Link"><text:span text:style-name="T4"/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8"><text:a xlink:type="simple" xlink:href="#__RefHeading___Toc586_3011462142" text:style-name="Index_20_Link" text:visited-style-name="Index_20_Link">agregadores o lectores de RSS<text:tab/>1</text:a></text:p>
          <text:p text:style-name="P9"><text:a xlink:type="simple" xlink:href="#__RefHeading___Toc310_4147576813" text:style-name="Index_20_Link" text:visited-style-name="Index_20_Link">Navegadores:<text:tab/>3</text:a></text:p>
          <text:p text:style-name="P10"><text:a xlink:type="simple" xlink:href="#__RefHeading___Toc312_4147576813" text:style-name="Index_20_Link" text:visited-style-name="Index_20_Link">Mozilla Firefox:<text:tab/>3</text:a></text:p>
          <text:p text:style-name="P10"><text:a xlink:type="simple" xlink:href="#__RefHeading___Toc314_4147576813" text:style-name="Index_20_Link" text:visited-style-name="Index_20_Link">Google Chrome:<text:tab/>3</text:a></text:p>
          <text:p text:style-name="P9"><text:a xlink:type="simple" xlink:href="#__RefHeading___Toc316_4147576813" text:style-name="Index_20_Link" text:visited-style-name="Index_20_Link">Aplicaciones:<text:tab/>3</text:a></text:p>
          <text:p text:style-name="P9"><text:a xlink:type="simple" xlink:href="#__RefHeading___Toc318_4147576813" text:style-name="Index_20_Link" text:visited-style-name="Index_20_Link">Clientes de Correo:<text:tab/>3</text:a></text:p>
          <text:p text:style-name="P10"><text:a xlink:type="simple" xlink:href="#__RefHeading___Toc320_4147576813" text:style-name="Index_20_Link" text:visited-style-name="Index_20_Link">Microsoft Outlook:<text:tab/>3</text:a></text:p>
          <text:p text:style-name="P10"><text:a xlink:type="simple" xlink:href="#__RefHeading___Toc322_4147576813" text:style-name="Index_20_Link" text:visited-style-name="Index_20_Link">Mozilla Thunderbird:<text:tab/>3</text:a></text:p>
          <text:p text:style-name="P9"><text:a xlink:type="simple" xlink:href="#__RefHeading___Toc324_4147576813" text:style-name="Index_20_Link" text:visited-style-name="Index_20_Link">Lectores de RSS en la Web:<text:tab/>4</text:a></text:p>
          <text:p text:style-name="P10"><text:a xlink:type="simple" xlink:href="#__RefHeading___Toc326_4147576813" text:style-name="Index_20_Link" text:visited-style-name="Index_20_Link">Feedbin:<text:tab/>4</text:a></text:p>
          <text:p text:style-name="P10"><text:a xlink:type="simple" xlink:href="#__RefHeading___Toc328_4147576813" text:style-name="Index_20_Link" text:visited-style-name="Index_20_Link">The Old Reader:<text:tab/>4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224238255516454" text:continue-numbering="true" text:style-name="WWNum1">
        <text:list-item>
          <text:list>
            <text:list-header>
              <text:h text:style-name="P13" text:outline-level="2"><text:bookmark-start text:name="__RefHeading___Toc310_4147576813"/><text:span text:style-name="T5">Navegadores:</text:span><text:bookmark-end text:name="__RefHeading___Toc310_4147576813"/></text:h>
            </text:list-header>
          </text:list>
        </text:list-item>
      </text:list>
      <text:h text:style-name="Heading_20_3" text:outline-level="3"><text:bookmark-start text:name="__RefHeading___Toc312_4147576813"/>Mozilla Firefox:<text:bookmark-end text:name="__RefHeading___Toc312_4147576813"/></text:h>
      <text:p text:style-name="P15">Descripción: Firefox es un navegador web que cuenta con una función de lectura de feeds RSS incorporada.</text:p>
      <text:p text:style-name="P15">Cómo Usar: Haz clic en el ícono de "Biblioteca" en la barra de herramientas y selecciona "Marcadores". Luego, elige "Suscribirse a esta página" para agregar el feed RSS.</text:p>
      <text:h text:style-name="Heading_20_3" text:outline-level="3"><text:bookmark-start text:name="__RefHeading___Toc314_4147576813"/>Google Chrome:<text:bookmark-end text:name="__RefHeading___Toc314_4147576813"/></text:h>
      <text:p text:style-name="P15">Descripción: Chrome no tiene una función de lectura de feeds RSS incorporada. Sin embargo, puedes utilizar extensiones como "RSS Feed Reader" para agregar esta funcionalidad.</text:p>
      <text:p text:style-name="P15">Cómo Usar: Instala la extensión desde la Chrome Web Store y sigue las instrucciones para agregar feeds RSS.</text:p>
      <text:h text:style-name="Heading_20_2" text:outline-level="2"><text:bookmark-start text:name="__RefHeading___Toc316_4147576813"/>Aplicaciones:<text:bookmark-end text:name="__RefHeading___Toc316_4147576813"/></text:h>
      <text:h text:style-name="Heading_20_3" text:outline-level="3">Feed<text:span text:style-name="T6">bro</text:span>:</text:h>
      <text:p text:style-name="P15">Descripción: Feed<text:span text:style-name="T6">bro</text:span> es una aplicación popular que ofrece una interfaz de usuario atractiva para leer feeds RSS.</text:p>
      <text:p text:style-name="P15">Características:</text:p>
      <text:p text:style-name="P16">Organización de feed<text:span text:style-name="T6">bro </text:span>en categorías.</text:p>
      <text:p text:style-name="P15">Sincronización entre dispositivos.</text:p>
      <text:h text:style-name="Heading_20_2" text:outline-level="2"><text:bookmark-start text:name="__RefHeading___Toc318_4147576813"/>Clientes de Correo:<text:bookmark-end text:name="__RefHeading___Toc318_4147576813"/></text:h>
      <text:h text:style-name="Heading_20_3" text:outline-level="3"><text:bookmark-start text:name="__RefHeading___Toc320_4147576813"/>Microsoft Outlook:<text:bookmark-end text:name="__RefHeading___Toc320_4147576813"/></text:h>
      <text:p text:style-name="P15">Descripción: Outlook permite suscribirse a feeds RSS y organizarlos en carpetas específicas.</text:p>
      <text:p text:style-name="P15">Cómo Usar: Ve a la pestaña "Archivo" &gt; "Configuración de la cuenta" &gt; "Configuración de la cuenta adicional" &gt; "Feeds RSS" para agregar nuevos feeds.</text:p>
      <text:h text:style-name="Heading_20_3" text:outline-level="3"><text:bookmark-start text:name="__RefHeading___Toc322_4147576813"/>Mozilla Thunderbird:<text:bookmark-end text:name="__RefHeading___Toc322_4147576813"/></text:h>
      <text:p text:style-name="P15">Descripción: Thunderbird es un cliente de correo electrónico que también admite lectura de feeds RSS.</text:p>
      <text:p text:style-name="P15">Cómo Usar: Haz clic en "Suscribirse a un nuevo canal" en la sección de feeds RSS para agregar nuevos feeds.</text:p>
      <text:h text:style-name="Heading_20_2" text:outline-level="2"><text:bookmark-start text:name="__RefHeading___Toc324_4147576813"/><text:soft-page-break/>Lectores de RSS en la Web:<text:bookmark-end text:name="__RefHeading___Toc324_4147576813"/></text:h>
      <text:h text:style-name="Heading_20_3" text:outline-level="3"><text:bookmark-start text:name="__RefHeading___Toc326_4147576813"/>Feedbin:<text:bookmark-end text:name="__RefHeading___Toc326_4147576813"/></text:h>
      <text:p text:style-name="P15">Descripción: Feedbin es un lector de feeds RSS basado en la web con una interfaz limpia y funciones de organización.</text:p>
      <text:p text:style-name="P15">Características:</text:p>
      <text:p text:style-name="P15">Marcar como leído o no leído.</text:p>
      <text:p text:style-name="P15">Etiquetas para organizar feeds.</text:p>
      <text:p text:style-name="P15">Funciones de búsqueda avanzada.</text:p>
      <text:h text:style-name="Heading_20_3" text:outline-level="3"><text:bookmark-start text:name="__RefHeading___Toc328_4147576813"/>The Old Reader:<text:bookmark-end text:name="__RefHeading___Toc328_4147576813"/></text:h>
      <text:p text:style-name="P15">Descripción: The Old Reader es un servicio web que ofrece una experiencia de lectura de feeds estilo antiguo Google Reader.</text:p>
      <text:p text:style-name="P15">Características:</text:p>
      <text:p text:style-name="P15">Interfaz simple y fácil de usar.</text:p>
      <text:p text:style-name="P15">Colaboración social en la lectu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c3436" officeooo:paragraph-rsid="001c34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2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1T22:42:37.934000000</dc:date>
    <meta:editing-duration>PT49M16S</meta:editing-duration>
    <meta:editing-cycles>22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51" meta:word-count="337" meta:character-count="2134" meta:non-whitespace-character-count="1844"/>
  </office:meta>
</office:document-meta>
</file>